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27.081298828">
            <text:p>127.081298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90.8620605469">
            <text:p>90.86206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26.123046875">
            <text:p>26.1230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70.713134766">
            <text:p>370.7131347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35.606933594">
            <text:p>835.606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45.086914062">
            <text:p>245.086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443.879150391">
            <text:p>443.87915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154.83007812">
            <text:p>1154.830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402.43579102">
            <text:p>1402.435791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769.03198242">
            <text:p>2769.03198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389.48510742">
            <text:p>5389.485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2228.1010742">
            <text:p>12228.10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5919.4641113">
            <text:p>55919.46411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6510.506104">
            <text:p>196510.50610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78308.479">
            <text:p>1478308.4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98876953">
            <text:p>138.098876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70.76586914">
            <text:p>1170.7658691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68.025878906">
            <text:p>168.0258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19.123779297">
            <text:p>319.12377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918.273193359">
            <text:p>918.27319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500.2590332">
            <text:p>1500.25903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3028.703125">
            <text:p>3028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271.63598633">
            <text:p>3271.6359863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638.14794922">
            <text:p>5638.14794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2976.402832">
            <text:p>12976.4028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654.1118164">
            <text:p>15654.11181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6935.6142578">
            <text:p>26935.614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8354.4238281">
            <text:p>38354.42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406.690918">
            <text:p>70406.6909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57774.88208">
            <text:p>157774.882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5.991943359">
            <text:p>225.99194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213.55102539">
            <text:p>1213.5510253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70.959228516">
            <text:p>970.95922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2076.98291016">
            <text:p>2076.9829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347.69799805">
            <text:p>2347.697998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590.5769043">
            <text:p>6590.57690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986.77392578">
            <text:p>8986.7739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119.8967285">
            <text:p>15119.89672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2839.3649902">
            <text:p>22839.36499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9261.2519531">
            <text:p>19261.25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</table:table>
      <table:table table:name="Refin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</table:table>
      <table:table table:name="Pivot Table - RefineA" table:style-name="ta1">
        <table:table-column table:style-name="co6" table:default-cell-style-name="ce4"/>
        <table:table-column table:style-name="co6" table:default-cell-style-name="ce9"/>
        <table:table-column table:style-name="co6" table:default-cell-style-name="Pivot_20_Table_20_Value"/>
        <table:table-column table:style-name="co6" table:default-cell-style-name="ce18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" office:value-type="string">
            <text:p>Average - Time</text:p>
          </table:table-cell>
          <table:table-cell table:style-name="ce6" office:value-type="string">
            <text:p>Level</text:p>
          </table:table-cell>
          <table:table-cell table:style-name="ce11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h1</text:p>
          </table:table-cell>
          <table:table-cell table:style-name="ce12" office:value-type="string">
            <text:p>h2</text:p>
          </table:table-cell>
          <table:table-cell table:style-name="ce16" office:value-type="string">
            <text:p>h3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3.1304931640625">
            <text:p>3.1304931641</text:p>
          </table:table-cell>
          <table:table-cell table:style-name="ce13" office:value-type="float" office:value="5.1293334960925">
            <text:p>5.1293334961</text:p>
          </table:table-cell>
          <table:table-cell table:style-name="ce17" office:value-type="float" office:value="7.912414550785">
            <text:p>7.9124145508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237.0037231425">
            <text:p>1237.0037231425</text:p>
          </table:table-cell>
          <table:table-cell office:value-type="float" office:value="1315.0360717775">
            <text:p>1315.0360717775</text:p>
          </table:table-cell>
          <table:table-cell office:value-type="float" office:value="1669.8139648425">
            <text:p>1669.81396484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505.254821775">
            <text:p>2505.254821775</text:p>
          </table:table-cell>
          <table:table-cell office:value-type="float" office:value="2608.52972412">
            <text:p>2608.52972412</text:p>
          </table:table-cell>
          <table:table-cell/>
        </table:table-row>
        <table:table-row table:style-name="ro2">
          <table:table-cell office:value-type="string">
            <text:p>w12</text:p>
          </table:table-cell>
          <table:table-cell office:value-type="float" office:value="5117.12963867">
            <text:p>5117.12963867</text:p>
          </table:table-cell>
          <table:table-cell office:value-type="float" office:value="5306.020751955">
            <text:p>5306.020751955</text:p>
          </table:table-cell>
          <table:table-cell/>
        </table:table-row>
        <table:table-row table:style-name="ro2">
          <table:table-cell office:value-type="string">
            <text:p>w13</text:p>
          </table:table-cell>
          <table:table-cell office:value-type="float" office:value="10534.386718725">
            <text:p>10534.386718725</text:p>
          </table:table-cell>
          <table:table-cell office:value-type="float" office:value="11482.2606201">
            <text:p>11482.2606201</text:p>
          </table:table-cell>
          <table:table-cell/>
        </table:table-row>
        <table:table-row table:style-name="ro2">
          <table:table-cell office:value-type="string">
            <text:p>w14</text:p>
          </table:table-cell>
          <table:table-cell office:value-type="float" office:value="137461.8462525">
            <text:p>137461.8462525</text:p>
          </table:table-cell>
          <table:table-cell office:value-type="float" office:value="68105.514404325">
            <text:p>68105.514404325</text:p>
          </table:table-cell>
          <table:table-cell/>
        </table:table-row>
        <table:table-row table:style-name="ro2">
          <table:table-cell office:value-type="string">
            <text:p>w15</text:p>
          </table:table-cell>
          <table:table-cell office:value-type="float" office:value="1503809.296325">
            <text:p>1503809.296325</text:p>
          </table:table-cell>
          <table:table-cell office:value-type="float" office:value="148297.5197145">
            <text:p>148297.5197145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office:value-type="float" office:value="5.6138916015625">
            <text:p>5.6138916016</text:p>
          </table:table-cell>
          <table:table-cell office:value-type="float" office:value="8.87890625">
            <text:p>8.87890625</text:p>
          </table:table-cell>
          <table:table-cell office:value-type="float" office:value="14.075866699225">
            <text:p>14.075866699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.990234374975">
            <text:p>10.990234375</text:p>
          </table:table-cell>
          <table:table-cell office:value-type="float" office:value="16.701904296875">
            <text:p>16.7019042969</text:p>
          </table:table-cell>
          <table:table-cell office:value-type="float" office:value="26.5953979492">
            <text:p>26.5953979492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.895751953125">
            <text:p>20.8957519531</text:p>
          </table:table-cell>
          <table:table-cell office:value-type="float" office:value="29.595214843775">
            <text:p>29.5952148438</text:p>
          </table:table-cell>
          <table:table-cell office:value-type="float" office:value="47.179016113275">
            <text:p>47.1790161133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40.3462524414">
            <text:p>40.3462524414</text:p>
          </table:table-cell>
          <table:table-cell office:value-type="float" office:value="54.03057861325">
            <text:p>54.0305786133</text:p>
          </table:table-cell>
          <table:table-cell office:value-type="float" office:value="86.362182617175">
            <text:p>86.362182617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78.85955810545">
            <text:p>78.8595581055</text:p>
          </table:table-cell>
          <table:table-cell office:value-type="float" office:value="97.3818359375">
            <text:p>97.3818359375</text:p>
          </table:table-cell>
          <table:table-cell office:value-type="float" office:value="152.83178710925">
            <text:p>152.8317871093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56.58819580075">
            <text:p>156.5881958008</text:p>
          </table:table-cell>
          <table:table-cell office:value-type="float" office:value="183.6787719725">
            <text:p>183.6787719725</text:p>
          </table:table-cell>
          <table:table-cell office:value-type="float" office:value="284.05627441425">
            <text:p>284.056274414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309.94732666025">
            <text:p>309.9473266603</text:p>
          </table:table-cell>
          <table:table-cell office:value-type="float" office:value="351.91900634775">
            <text:p>351.9190063478</text:p>
          </table:table-cell>
          <table:table-cell office:value-type="float" office:value="498.72454834">
            <text:p>498.72454834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616.7454833985">
            <text:p>616.7454833985</text:p>
          </table:table-cell>
          <table:table-cell table:style-name="ce14" office:value-type="float" office:value="667.2660522465">
            <text:p>667.2660522465</text:p>
          </table:table-cell>
          <table:table-cell table:style-name="ce19" office:value-type="float" office:value="953.0005493165">
            <text:p>953.0005493165</text:p>
          </table:table-cell>
        </table:table-row>
      </table:table>
      <table:named-expressions/>
      <table:database-ranges>
        <table:database-range table:name="__Anonymous_Sheet_DB__0" table:target-range-address="'Raw Input'.A1:'Raw Input'.E201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 - RefineA'.A3:'Pivot Table - RefineA'.D19" table:buttons="'Pivot Table - RefineA'.A4 'Pivot Table - RefineA'.B3" table:grand-total="none" table:show-filter-button="false" table:drill-down-on-double-click="false">
          <table:source-cell-range table:cell-range-address="RefineA.A1:RefineA.E161"/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3.1228027344" table:display="true" table:show-details="true"/>
                <table:data-pilot-member table:name="3.1279296875" table:display="true" table:show-details="true"/>
                <table:data-pilot-member table:name="3.1281738281" table:display="true" table:show-details="true"/>
                <table:data-pilot-member table:name="3.1430664063" table:display="true" table:show-details="true"/>
                <table:data-pilot-member table:name="5.1040039063" table:display="true" table:show-details="true"/>
                <table:data-pilot-member table:name="5.12109375" table:display="true" table:show-details="true"/>
                <table:data-pilot-member table:name="5.126953125" table:display="true" table:show-details="true"/>
                <table:data-pilot-member table:name="5.1652832031" table:display="true" table:show-details="true"/>
                <table:data-pilot-member table:name="5.578125" table:display="true" table:show-details="true"/>
                <table:data-pilot-member table:name="5.5803222656" table:display="true" table:show-details="true"/>
                <table:data-pilot-member table:name="5.6459960938" table:display="true" table:show-details="true"/>
                <table:data-pilot-member table:name="5.6511230469" table:display="true" table:show-details="true"/>
                <table:data-pilot-member table:name="7.8669433594" table:display="true" table:show-details="true"/>
                <table:data-pilot-member table:name="7.9050292969" table:display="true" table:show-details="true"/>
                <table:data-pilot-member table:name="8.0107421875" table:display="true" table:show-details="true"/>
                <table:data-pilot-member table:name="8.7619628906" table:display="true" table:show-details="true"/>
                <table:data-pilot-member table:name="8.8989257813" table:display="true" table:show-details="true"/>
                <table:data-pilot-member table:name="8.9558105469" table:display="true" table:show-details="true"/>
                <table:data-pilot-member table:name="10.8850097656" table:display="true" table:show-details="true"/>
                <table:data-pilot-member table:name="10.9230957031" table:display="true" table:show-details="true"/>
                <table:data-pilot-member table:name="11.0668945312" table:display="true" table:show-details="true"/>
                <table:data-pilot-member table:name="11.0859375" table:display="true" table:show-details="true"/>
                <table:data-pilot-member table:name="13.9560546875" table:display="true" table:show-details="true"/>
                <table:data-pilot-member table:name="13.9721679688" table:display="true" table:show-details="true"/>
                <table:data-pilot-member table:name="14.0981445312" table:display="true" table:show-details="true"/>
                <table:data-pilot-member table:name="14.2770996094" table:display="true" table:show-details="true"/>
                <table:data-pilot-member table:name="16.5749511719" table:display="true" table:show-details="true"/>
                <table:data-pilot-member table:name="16.6809082031" table:display="true" table:show-details="true"/>
                <table:data-pilot-member table:name="16.7287597656" table:display="true" table:show-details="true"/>
                <table:data-pilot-member table:name="16.8229980469" table:display="true" table:show-details="true"/>
                <table:data-pilot-member table:name="20.8020019531" table:display="true" table:show-details="true"/>
                <table:data-pilot-member table:name="20.8840332031" table:display="true" table:show-details="true"/>
                <table:data-pilot-member table:name="20.8979492188" table:display="true" table:show-details="true"/>
                <table:data-pilot-member table:name="20.9990234375" table:display="true" table:show-details="true"/>
                <table:data-pilot-member table:name="26.5100097656" table:display="true" table:show-details="true"/>
                <table:data-pilot-member table:name="26.5427246094" table:display="true" table:show-details="true"/>
                <table:data-pilot-member table:name="26.5529785156" table:display="true" table:show-details="true"/>
                <table:data-pilot-member table:name="26.7758789062" table:display="true" table:show-details="true"/>
                <table:data-pilot-member table:name="29.0759277344" table:display="true" table:show-details="true"/>
                <table:data-pilot-member table:name="29.5358886719" table:display="true" table:show-details="true"/>
                <table:data-pilot-member table:name="29.5859375" table:display="true" table:show-details="true"/>
                <table:data-pilot-member table:name="30.1831054688" table:display="true" table:show-details="true"/>
                <table:data-pilot-member table:name="40.080078125" table:display="true" table:show-details="true"/>
                <table:data-pilot-member table:name="40.2109375" table:display="true" table:show-details="true"/>
                <table:data-pilot-member table:name="40.4208984375" table:display="true" table:show-details="true"/>
                <table:data-pilot-member table:name="40.6730957031" table:display="true" table:show-details="true"/>
                <table:data-pilot-member table:name="47.0490722656" table:display="true" table:show-details="true"/>
                <table:data-pilot-member table:name="47.0588378906" table:display="true" table:show-details="true"/>
                <table:data-pilot-member table:name="47.2080078125" table:display="true" table:show-details="true"/>
                <table:data-pilot-member table:name="47.4001464844" table:display="true" table:show-details="true"/>
                <table:data-pilot-member table:name="53.5959472656" table:display="true" table:show-details="true"/>
                <table:data-pilot-member table:name="53.8872070312" table:display="true" table:show-details="true"/>
                <table:data-pilot-member table:name="54.1020507812" table:display="true" table:show-details="true"/>
                <table:data-pilot-member table:name="54.537109375" table:display="true" table:show-details="true"/>
                <table:data-pilot-member table:name="78.2111816406" table:display="true" table:show-details="true"/>
                <table:data-pilot-member table:name="78.5529785156" table:display="true" table:show-details="true"/>
                <table:data-pilot-member table:name="78.7041015625" table:display="true" table:show-details="true"/>
                <table:data-pilot-member table:name="79.9699707031" table:display="true" table:show-details="true"/>
                <table:data-pilot-member table:name="85.2038574219" table:display="true" table:show-details="true"/>
                <table:data-pilot-member table:name="86.3579101562" table:display="true" table:show-details="true"/>
                <table:data-pilot-member table:name="86.6760253906" table:display="true" table:show-details="true"/>
                <table:data-pilot-member table:name="87.2109375" table:display="true" table:show-details="true"/>
                <table:data-pilot-member table:name="96.6159667969" table:display="true" table:show-details="true"/>
                <table:data-pilot-member table:name="97.0461425781" table:display="true" table:show-details="true"/>
                <table:data-pilot-member table:name="97.830078125" table:display="true" table:show-details="true"/>
                <table:data-pilot-member table:name="98.03515625" table:display="true" table:show-details="true"/>
                <table:data-pilot-member table:name="151.454101562" table:display="true" table:show-details="true"/>
                <table:data-pilot-member table:name="151.560058594" table:display="true" table:show-details="true"/>
                <table:data-pilot-member table:name="153.312011719" table:display="true" table:show-details="true"/>
                <table:data-pilot-member table:name="155.000976562" table:display="true" table:show-details="true"/>
                <table:data-pilot-member table:name="156.197998047" table:display="true" table:show-details="true"/>
                <table:data-pilot-member table:name="156.229003906" table:display="true" table:show-details="true"/>
                <table:data-pilot-member table:name="156.459960938" table:display="true" table:show-details="true"/>
                <table:data-pilot-member table:name="157.465820312" table:display="true" table:show-details="true"/>
                <table:data-pilot-member table:name="182.703125" table:display="true" table:show-details="true"/>
                <table:data-pilot-member table:name="183.337890625" table:display="true" table:show-details="true"/>
                <table:data-pilot-member table:name="183.833251953" table:display="true" table:show-details="true"/>
                <table:data-pilot-member table:name="184.840820312" table:display="true" table:show-details="true"/>
                <table:data-pilot-member table:name="277.187011719" table:display="true" table:show-details="true"/>
                <table:data-pilot-member table:name="277.343017578" table:display="true" table:show-details="true"/>
                <table:data-pilot-member table:name="278.177978516" table:display="true" table:show-details="true"/>
                <table:data-pilot-member table:name="303.517089844" table:display="true" table:show-details="true"/>
                <table:data-pilot-member table:name="308.624023438" table:display="true" table:show-details="true"/>
                <table:data-pilot-member table:name="308.904296875" table:display="true" table:show-details="true"/>
                <table:data-pilot-member table:name="310.354980469" table:display="true" table:show-details="true"/>
                <table:data-pilot-member table:name="311.906005859" table:display="true" table:show-details="true"/>
                <table:data-pilot-member table:name="349.405029297" table:display="true" table:show-details="true"/>
                <table:data-pilot-member table:name="351.427978516" table:display="true" table:show-details="true"/>
                <table:data-pilot-member table:name="351.635986328" table:display="true" table:show-details="true"/>
                <table:data-pilot-member table:name="355.20703125" table:display="true" table:show-details="true"/>
                <table:data-pilot-member table:name="494.291992188" table:display="true" table:show-details="true"/>
                <table:data-pilot-member table:name="495.055175781" table:display="true" table:show-details="true"/>
                <table:data-pilot-member table:name="498.842041016" table:display="true" table:show-details="true"/>
                <table:data-pilot-member table:name="506.708984375" table:display="true" table:show-details="true"/>
                <table:data-pilot-member table:name="614.151123047" table:display="true" table:show-details="true"/>
                <table:data-pilot-member table:name="617.048828125" table:display="true" table:show-details="true"/>
                <table:data-pilot-member table:name="617.229003906" table:display="true" table:show-details="true"/>
                <table:data-pilot-member table:name="618.552978516" table:display="true" table:show-details="true"/>
                <table:data-pilot-member table:name="661.581054688" table:display="true" table:show-details="true"/>
                <table:data-pilot-member table:name="665.278076172" table:display="true" table:show-details="true"/>
                <table:data-pilot-member table:name="670.499023438" table:display="true" table:show-details="true"/>
                <table:data-pilot-member table:name="671.706054688" table:display="true" table:show-details="true"/>
                <table:data-pilot-member table:name="894.478271484" table:display="true" table:show-details="true"/>
                <table:data-pilot-member table:name="906.481933594" table:display="true" table:show-details="true"/>
                <table:data-pilot-member table:name="907.588867188" table:display="true" table:show-details="true"/>
                <table:data-pilot-member table:name="1103.453125" table:display="true" table:show-details="true"/>
                <table:data-pilot-member table:name="1232.09008789" table:display="true" table:show-details="true"/>
                <table:data-pilot-member table:name="1232.68481445" table:display="true" table:show-details="true"/>
                <table:data-pilot-member table:name="1240.65405273" table:display="true" table:show-details="true"/>
                <table:data-pilot-member table:name="1242.5859375" table:display="true" table:show-details="true"/>
                <table:data-pilot-member table:name="1302.6081543" table:display="true" table:show-details="true"/>
                <table:data-pilot-member table:name="1316.55395508" table:display="true" table:show-details="true"/>
                <table:data-pilot-member table:name="1319.86889648" table:display="true" table:show-details="true"/>
                <table:data-pilot-member table:name="1321.11328125" table:display="true" table:show-details="true"/>
                <table:data-pilot-member table:name="1644.82788086" table:display="true" table:show-details="true"/>
                <table:data-pilot-member table:name="1653.73071289" table:display="true" table:show-details="true"/>
                <table:data-pilot-member table:name="1663.01220703" table:display="true" table:show-details="true"/>
                <table:data-pilot-member table:name="1717.68505859" table:display="true" table:show-details="true"/>
                <table:data-pilot-member table:name="2492.06323242" table:display="true" table:show-details="true"/>
                <table:data-pilot-member table:name="2499.31005859" table:display="true" table:show-details="true"/>
                <table:data-pilot-member table:name="2513.11914062" table:display="true" table:show-details="true"/>
                <table:data-pilot-member table:name="2516.52685547" table:display="true" table:show-details="true"/>
                <table:data-pilot-member table:name="2576.25805664" table:display="true" table:show-details="true"/>
                <table:data-pilot-member table:name="2589.61889648" table:display="true" table:show-details="true"/>
                <table:data-pilot-member table:name="2600.06005859" table:display="true" table:show-details="true"/>
                <table:data-pilot-member table:name="2668.18188477" table:display="true" table:show-details="true"/>
                <table:data-pilot-member table:name="5099.98071289" table:display="true" table:show-details="true"/>
                <table:data-pilot-member table:name="5100.76489258" table:display="true" table:show-details="true"/>
                <table:data-pilot-member table:name="5124.04077148" table:display="true" table:show-details="true"/>
                <table:data-pilot-member table:name="5143.73217773" table:display="true" table:show-details="true"/>
                <table:data-pilot-member table:name="5201.73681641" table:display="true" table:show-details="true"/>
                <table:data-pilot-member table:name="5202.08105469" table:display="true" table:show-details="true"/>
                <table:data-pilot-member table:name="5234.12890625" table:display="true" table:show-details="true"/>
                <table:data-pilot-member table:name="5586.13623047" table:display="true" table:show-details="true"/>
                <table:data-pilot-member table:name="10133.5378418" table:display="true" table:show-details="true"/>
                <table:data-pilot-member table:name="10169.6108398" table:display="true" table:show-details="true"/>
                <table:data-pilot-member table:name="10256.7231445" table:display="true" table:show-details="true"/>
                <table:data-pilot-member table:name="10378.501709" table:display="true" table:show-details="true"/>
                <table:data-pilot-member table:name="10457.6520996" table:display="true" table:show-details="true"/>
                <table:data-pilot-member table:name="10522.5507812" table:display="true" table:show-details="true"/>
                <table:data-pilot-member table:name="11577.6750488" table:display="true" table:show-details="true"/>
                <table:data-pilot-member table:name="14570.3378906" table:display="true" table:show-details="true"/>
                <table:data-pilot-member table:name="67611.8718262" table:display="true" table:show-details="true"/>
                <table:data-pilot-member table:name="67639.5317383" table:display="true" table:show-details="true"/>
                <table:data-pilot-member table:name="67981.4379883" table:display="true" table:show-details="true"/>
                <table:data-pilot-member table:name="69189.2160645" table:display="true" table:show-details="true"/>
                <table:data-pilot-member table:name="107346.726074" table:display="true" table:show-details="true"/>
                <table:data-pilot-member table:name="130006.856934" table:display="true" table:show-details="true"/>
                <table:data-pilot-member table:name="146654.657959" table:display="true" table:show-details="true"/>
                <table:data-pilot-member table:name="147233.263916" table:display="true" table:show-details="true"/>
                <table:data-pilot-member table:name="148844.427002" table:display="true" table:show-details="true"/>
                <table:data-pilot-member table:name="149380.244141" table:display="true" table:show-details="true"/>
                <table:data-pilot-member table:name="149921.912842" table:display="true" table:show-details="true"/>
                <table:data-pilot-member table:name="163649.375" table:display="true" table:show-details="true"/>
                <table:data-pilot-member table:name="1487541.84497" table:display="true" table:show-details="true"/>
                <table:data-pilot-member table:name="1490593.58081" table:display="true" table:show-details="true"/>
                <table:data-pilot-member table:name="1503564.57178" table:display="true" table:show-details="true"/>
                <table:data-pilot-member table:name="1533537.187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5T16:48:38</dc:date>
    <dc:creator>Lighton Phiri (SCAP) </dc:creator>
    <meta:generator>LibreOffice/3.5$Linux_x86 LibreOffice_project/350m1$Build-2</meta:generator>
    <meta:editing-duration>PT2H39M23S</meta:editing-duration>
    <meta:editing-cycles>3</meta:editing-cycles>
    <meta:document-statistic meta:table-count="3" meta:cell-count="1871" meta:object-count="0"/>
  </office:meta>
</office:document-meta>
</file>